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7cm"/>
    </style:style>
    <style:style style:name="co4" style:family="table-column">
      <style:table-column-properties fo:break-before="auto" style:column-width="4.016cm"/>
    </style:style>
    <style:style style:name="co5" style:family="table-column">
      <style:table-column-properties fo:break-before="auto" style:column-width="17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10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3D-print</text:p>
          </table:table-cell>
          <table:table-cell office:value-type="float" office:value="1" calcext:value-type="float">
            <text:p>1</text:p>
          </table:table-cell>
          <table:table-cell table:formula="of:=26*(85/750) + 10*0.2" office:value-type="currency" office:currency="EUR" office:value="4.94666666666667" calcext:value-type="currency">
            <text:p>4,95 €</text:p>
          </table:table-cell>
          <table:table-cell table:formula="of:=[.C3]*[.B3]" office:value-type="currency" office:currency="EUR" office:value="4.94666666666667" calcext:value-type="currency">
            <text:p>4,95 €</text:p>
          </table:table-cell>
          <table:table-cell table:style-name="ce1" office:value-type="string" calcext:value-type="string">
            <text:p>Enclosure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<text:a xlink:href="https://filamentworld.de/shop/special-filament/asa-filament/material4print-asa-filament-signalweiss-1-75-mm/" xlink:type="simple">https://filamentworld.de/shop/special-filament/asa-filament/material4print-asa-filament-signalweiss-1-75-mm/</text:a></text:p>
          </table:table-cell>
        </table:table-row>
        <table:table-row table:style-name="ro1">
          <table:table-cell office:value-type="string" calcext:value-type="string">
            <text:p>Acrylic lid 2 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office:value-type="string" calcext:value-type="string">
            <text:p>Encl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DM sealing cord 2 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0.499230769230769" calcext:value-type="currency">
            <text:p>0,50 €</text:p>
          </table:table-cell>
          <table:table-cell table:style-name="ce1" office:value-type="string" calcext:value-type="string">
            <text:p>Enclosure</text:p>
          </table:table-cell>
          <table:table-cell office:value-type="string" calcext:value-type="string">
            <text:p>340 mm</text:p>
          </table:table-cell>
          <table:table-cell office:value-type="string" calcext:value-type="string">
            <text:p><text:a xlink:href="https://www.amazon.de/sourcing-map-Wetterdichtung-Schaumstoffschläuche-Heimdichtung/dp/B0BKGNSDWJ" xlink:type="simple">https://www.amazon.de/sourcing-map-Wetterdichtung-Schaumstoffschl%C3%A4uche-Heimdichtung/dp/B0BKGNSDWJ</text:a></text:p>
          </table:table-cell>
        </table:table-row>
        <table:table-row table:style-name="ro1">
          <table:table-cell office:value-type="string" calcext:value-type="string">
            <text:p>M3 short inserts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737" calcext:value-type="currency">
            <text:p>0,07 €</text:p>
          </table:table-cell>
          <table:table-cell table:formula="of:=[.B6]*[.C6]" office:value-type="currency" office:currency="EUR" office:value="0.5896" calcext:value-type="currency">
            <text:p>0,59 €</text:p>
          </table:table-cell>
          <table:table-cell table:style-name="ce1"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amazon.de/3D-Druck-Messing-Muttern-M3-Gewindeeinsatz-Messingmuttern-Gewindeeinsatz-Einpressmutter-Automobil-Kunststoffschale/dp/B0BTYF2MMD?nsdOptOutParam=true" xlink:type="simple">https://www.amazon.de/3D-Druck-Messing-Muttern-M3-Gewindeeinsatz-Messingmuttern-Gewindeeinsatz-Einpressmutter-Automobil-Kunststoffschale/dp/B0BTYF2MMD?nsdOptOutParam=true</text:a></text:p>
          </table:table-cell>
        </table:table-row>
        <table:table-row table:style-name="ro1">
          <table:table-cell office:value-type="string" calcext:value-type="string">
            <text:p>M3x30 screw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7]*[.C7]" office:value-type="currency" office:currency="EUR" office:value="0.08" calcext:value-type="currency">
            <text:p>0,08 €</text:p>
          </table:table-cell>
          <table:table-cell table:style-name="ce1"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schraubenhandel24.de/schrauben/gewindeschrauben/ry-iso-4762-zylinderschrauben-isk-edelstahl-a2-m3x30" xlink:type="simple">https://www.schraubenhandel24.de/schrauben/gewindeschrauben/ry-iso-4762-zylinderschrauben-isk-edelstahl-a2-m3x30</text:a></text:p>
          </table:table-cell>
        </table:table-row>
        <table:table-row table:style-name="ro1">
          <table:table-cell office:value-type="string" calcext:value-type="string">
            <text:p>M3x6 screws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B8]*[.C8]" office:value-type="currency" office:currency="EUR" office:value="0.16" calcext:value-type="currency">
            <text:p>0,16 €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schraubenhandel24.de/schrauben/gewindeschrauben/zylinderschrauben/din-912/din-912-zylinderschrauben-isk-edelstahl-a4/din-912-zylinderschrauben-edelstahl-a4-m3x6-100st" xlink:type="simple">https://www.schraubenhandel24.de/schrauben/gewindeschrauben/zylinderschrauben/din-912/din-912-zylinderschrauben-isk-edelstahl-a4/din-912-zylinderschrauben-edelstahl-a4-m3x6-100st</text:a></text:p>
          </table:table-cell>
        </table:table-row>
        <table:table-row table:style-name="ro1">
          <table:table-cell office:value-type="string" calcext:value-type="string">
            <text:p>Rubber gaske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9]*[.C9]" office:value-type="currency" office:currency="EUR" office:value="0.2" calcext:value-type="currency">
            <text:p>0,20 €</text:p>
          </table:table-cell>
          <table:table-cell table:style-name="ce1"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amazon.de/KUBOWAI-Gummi-Kabeltüllen-Set-Gummitüllen-Set-Steckertülle-Kabelverbindern/dp/B0C1CL8B8S" xlink:type="simple">https://www.amazon.de/KUBOWAI-Gummi-Kabelt%C3%BCllen-Set-Gummit%C3%BCllen-Set-Steckert%C3%BClle-Kabelverbindern/dp/B0C1CL8B8S</text:a></text:p>
          </table:table-cell>
        </table:table-row>
        <table:table-row table:style-name="ro1">
          <table:table-cell office:value-type="string" calcext:value-type="string">
            <text:p>Silicone greas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10]*[.C10]" office:value-type="currency" office:currency="EUR" office:value="0.1" calcext:value-type="currency">
            <text:p>0,10 €</text:p>
          </table:table-cell>
          <table:table-cell office:value-type="string" calcext:value-type="string">
            <text:p>Encl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 resistor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11]*[.B11]" office:value-type="currency" office:currency="EUR" office:value="0.2" calcext:value-type="currency">
            <text:p>0,2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for external sen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0.2" calcext:value-type="currency">
            <text:p>0,20 €</text:p>
          </table:table-cell>
          <table:table-cell/>
          <table:table-cell office:value-type="string" calcext:value-type="string">
            <text:p>80 mm</text:p>
          </table:table-cell>
          <table:table-cell/>
        </table:table-row>
        <table:table-row table:style-name="ro1">
          <table:table-cell office:value-type="string" calcext:value-type="string">
            <text:p>Helltec Wifi LoRa V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currency" office:currency="EUR" office:value="24.25" calcext:value-type="currency">
            <text:p>24,25 €</text:p>
          </table:table-cell>
          <table:table-cell table:number-columns-repeated="2"/>
          <table:table-cell office:value-type="string" calcext:value-type="string">
            <text:p><text:a xlink:href="https://www.amazon.de/APKLVSR-Entwicklungsplatine-Entwicklungsboard-Dual-Core-Bluetooth/dp/B0CKRGVLK4?nsdOptOutParam=true" xlink:type="simple">https://www.amazon.de/APKLVSR-Entwicklungsplatine-Entwicklungsboard-Dual-Core-Bluetooth/dp/B0CKRGVLK4?nsdOptOutParam=true</text:a></text:p>
          </table:table-cell>
        </table:table-row>
        <table:table-row table:style-name="ro1">
          <table:table-cell office:value-type="string" calcext:value-type="string">
            <text:p>LiPo-battery 2000 mA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6.75" calcext:value-type="currency">
            <text:p>6,75 €</text:p>
          </table:table-cell>
          <table:table-cell table:style-name="ce1"/>
          <table:table-cell/>
          <table:table-cell office:value-type="string" calcext:value-type="string">
            <text:p><text:a xlink:href="https://www.amazon.de/Seamuing-Schutzplatine-Isolierband-1-25-Stecker-ESP32-Entwicklungsplatine/dp/B08TQSC5G9" xlink:type="simple">https://www.amazon.de/Seamuing-Schutzplatine-Isolierband-1-25-Stecker-ESP32-Entwicklungsplatine/dp/B08TQSC5G9</text:a></text:p>
          </table:table-cell>
        </table:table-row>
        <table:table-row table:style-name="ro1">
          <table:table-cell office:value-type="string" calcext:value-type="string">
            <text:p>Mini USB OT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C15]*[.B15]" office:value-type="currency" office:currency="EUR" office:value="2" calcext:value-type="currency">
            <text:p>2,00 €</text:p>
          </table:table-cell>
          <table:table-cell table:style-name="ce1"/>
          <table:table-cell office:value-type="string" calcext:value-type="string">
            <text:p>right angle</text:p>
          </table:table-cell>
          <table:table-cell office:value-type="string" calcext:value-type="string">
            <text:p><text:a xlink:href="https://de.aliexpress.com/item/1005001604972330.html" xlink:type="simple">https://de.aliexpress.com/item/1005001604972330.html</text:a>  <text:a xlink:href="https://www.mouser.at/ProductDetail/TE-Connectivity/1734205-1?qs=o4qE4s2E%252BcwHLCQYxSm%252B8w%3D%3D" xlink:type="simple">https://www.mouser.at/ProductDetail/TE-Connectivity/1734205-1?qs=o4qE4s2E%252BcwHLCQYxSm%252B8w%3D%3D</text:a></text:p>
          </table:table-cell>
        </table:table-row>
        <table:table-row table:style-name="ro1">
          <table:table-cell office:value-type="string" calcext:value-type="string">
            <text:p>SHAHE 5307A-10/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C16]*[.B16]" office:value-type="currency" office:currency="EUR" office:value="30" calcext:value-type="currency">
            <text:p>30,00 €</text:p>
          </table:table-cell>
          <table:table-cell table:number-columns-repeated="2"/>
          <table:table-cell office:value-type="string" calcext:value-type="string">
            <text:p><text:a xlink:href="https://de.aliexpress.com/item/32663445499.html" xlink:type="simple">https://de.aliexpress.com/item/32663445499.html</text:a></text:p>
          </table:table-cell>
        </table:table-row>
        <table:table-row table:style-name="ro1">
          <table:table-cell office:value-type="string" calcext:value-type="string">
            <text:p>SHT45 external tem/hum sen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92" calcext:value-type="currency">
            <text:p>4,92 €</text:p>
          </table:table-cell>
          <table:table-cell table:style-name="ce1"/>
          <table:table-cell/>
          <table:table-cell office:value-type="string" calcext:value-type="string">
            <text:p><text:a xlink:href="https://www.mouser.at/ProductDetail/Adafruit/5665?qs=mELouGlnn3dyBBHYyvKU4A%3D%3D" xlink:type="simple">https://www.mouser.at/ProductDetail/Adafruit/5665?qs=mELouGlnn3dyBBHYyvKU4A%3D%3D</text:a></text:p>
          </table:table-cell>
        </table:table-row>
        <table:table-row table:style-name="ro1">
          <table:table-cell office:value-type="string" calcext:value-type="string">
            <text:p>Acrylic pai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um:</text:p>
          </table:table-cell>
          <table:table-cell table:formula="of:=SUM([.D3:.D17])" office:value-type="currency" office:currency="EUR" office:value="76.8954974358974" calcext:value-type="currency">
            <text:p>76,90 €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2:Tabelle1.G17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3:00:11.229146793</meta:creation-date>
    <dc:date>2025-03-26T14:36:27.518951622</dc:date>
    <meta:editing-duration>PT4H53M50S</meta:editing-duration>
    <meta:editing-cycles>9</meta:editing-cycles>
    <meta:generator>LibreOffice/7.3.7.2$Linux_X86_64 LibreOffice_project/30$Build-2</meta:generator>
    <meta:document-statistic meta:table-count="1" meta:cell-count="93" meta:object-count="0"/>
  </office:meta>
</office:document-meta>
</file>